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0.8898in"/>
    </style:style>
    <style:style style:name="co15" style:family="table-column">
      <style:table-column-properties fo:break-before="auto" style:column-width="1.0929in"/>
    </style:style>
    <style:style style:name="co16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2.41pt double #ff3333" style:border-line-width-left="0.0165in 0.0083in 0.0083in" fo:border-right="none" fo:border-top="none"/>
    </style:style>
    <style:style style:name="ce8" style:family="table-cell" style:parent-style-name="Default">
      <style:table-cell-properties fo:border-bottom="2.41pt double #ff3333" style:border-line-width-bottom="0.0165in 0.0083in 0.0083in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2.41pt double #ff6600" style:border-line-width-left="0.0165in 0.0083in 0.0083in" fo:border-right="none" fo:border-top="2.41pt double #ff6600" style:border-line-width-top="0.0165in 0.0083in 0.0083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2.41pt double #ff6600" style:border-line-width-left="0.0165in 0.0083in 0.0083in" fo:border-right="none" fo:border-top="none"/>
    </style:style>
    <style:style style:name="ce14" style:family="table-cell" style:parent-style-name="Default">
      <style:table-cell-properties fo:border-bottom="2.41pt double #ff6600" style:border-line-width-bottom="0.0165in 0.0083in 0.0083in" fo:border-left="2.41pt double #ff6600" style:border-line-width-left="0.0165in 0.0083in 0.0083in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2.41pt double #ff3333" style:border-line-width-top="0.0165in 0.0083in 0.0083in"/>
    </style:style>
    <style:style style:name="ce16" style:family="table-cell" style:parent-style-name="Default">
      <style:table-cell-properties fo:border-bottom="2.41pt double #ff3333" style:border-line-width-bottom="0.0165in 0.0083in 0.0083in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2.41pt double #ff6600" style:border-line-width-top="0.0165in 0.0083in 0.0083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41pt double #ff6600" style:border-line-width-bottom="0.0165in 0.0083in 0.0083in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99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2.41pt double #ff6600" style:border-line-width-right="0.0165in 0.0083in 0.0083in" fo:border-top="2.41pt double #ff6600" style:border-line-width-top="0.0165in 0.0083in 0.0083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2.41pt double #ff6600" style:border-line-width-right="0.0165in 0.0083in 0.0083in" fo:border-top="none"/>
    </style:style>
    <style:style style:name="ce28" style:family="table-cell" style:parent-style-name="Default">
      <style:table-cell-properties fo:border-bottom="2.41pt double #ff6600" style:border-line-width-bottom="0.0165in 0.0083in 0.0083in" fo:border-left="none" fo:border-right="2.41pt double #ff6600" style:border-line-width-right="0.0165in 0.0083in 0.0083in" fo:border-top="none"/>
    </style:style>
    <style:style style:name="ce29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fo:background-color="transparent" fo:border-left="none" fo:border-right="none" fo:border-top="2.41pt double #ff3333" style:border-line-width-top="0.0165in 0.0083in 0.0083in"/>
    </style:style>
    <style:style style:name="ce31" style:family="table-cell" style:parent-style-name="Default">
      <style:table-cell-properties fo:border-bottom="2.41pt double #ff3333" style:border-line-width-bottom="0.0165in 0.0083in 0.0083in" fo:border-left="none" fo:border-right="none" fo:border-top="none"/>
    </style:style>
    <style:style style:name="ce32" style:family="table-cell" style:parent-style-name="Default">
      <style:table-cell-properties fo:border-bottom="none" fo:background-color="transparent" fo:border-left="none" fo:border-right="2.41pt double #ff3333" style:border-line-width-right="0.0165in 0.0083in 0.0083in" fo:border-top="2.41pt double #ff3333" style:border-line-width-top="0.0165in 0.0083in 0.0083in"/>
    </style:style>
    <style:style style:name="ce33" style:family="table-cell" style:parent-style-name="Default">
      <style:table-cell-properties fo:border-bottom="none" fo:border-left="none" fo:border-right="2.41pt double #ff3333" style:border-line-width-right="0.0165in 0.0083in 0.0083in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2.41pt double #ff3333" style:border-line-width-right="0.0165in 0.0083in 0.0083in" fo:border-top="none"/>
    </style:style>
    <style:style style:name="ce35" style:family="table-cell" style:parent-style-name="Default">
      <style:table-cell-properties fo:border-bottom="2.41pt double #ff3333" style:border-line-width-bottom="0.0165in 0.0083in 0.0083in" fo:border-left="none" fo:border-right="2.41pt double #ff3333" style:border-line-width-right="0.0165in 0.0083in 0.0083in" fo:border-top="none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nary_search_tree" table:style-name="ta1">
        <table:shapes>
          <draw:frame draw:z-index="0" draw:style-name="gr1" draw:text-style-name="P1" svg:width="4.9783in" svg:height="2.552in" svg:x="7.5433in" svg:y="3.8484in">
            <draw:object draw:notify-on-update-of-ranges="Binary_search_tree.B24:Binary_search_tree.B28 Binary_search_tree.C23:Binary_search_tree.C23 Binary_search_tree.C24:Binary_search_tree.C28 Binary_search_tree.D23:Binary_search_tree.D23 Binary_search_tree.D24:Binary_search_tree.D28 Binary_search_tree.E23:Binary_search_tree.E23 Binary_search_tree.E24:Binary_search_tree.E28 Binary_search_tree.F23:Binary_search_tree.F23 Binary_search_tree.F24:Binary_search_tree.F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1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29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string" office:string-value="" calcext:value-type="error">
            <text:p>#DIV/0!</text:p>
          </table:table-cell>
          <table:table-cell table:style-name="ce34" table:formula="of:=[.$B$31]/[.C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7"/>
          <table:table-cell table:style-name="ce1"/>
          <table:table-cell table:style-name="ce10" table:formula="of:=[.D4]" office:value-type="float" office:value="2" calcext:value-type="float">
            <text:p>2</text:p>
          </table:table-cell>
          <table:table-cell table:formula="of:=[.$B32]/[.D11]" office:value-type="string" office:string-value="" calcext:value-type="error">
            <text:p>#DIV/0!</text:p>
          </table:table-cell>
          <table:table-cell table:style-name="ce34" table:formula="of:=[.$B$31]/[.E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8"/>
          <table:table-cell table:style-name="ce10" table:formula="of:=[.F4]" office:value-type="float" office:value="4" calcext:value-type="float">
            <text:p>4</text:p>
          </table:table-cell>
          <table:table-cell table:formula="of:=[.$B33]/[.F11]" office:value-type="string" office:string-value="" calcext:value-type="error">
            <text:p>#DIV/0!</text:p>
          </table:table-cell>
          <table:table-cell table:style-name="ce34" table:formula="of:=[.$B$31]/[.G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8"/>
          <table:table-cell table:style-name="ce10" table:formula="of:=[.H4]" office:value-type="float" office:value="8" calcext:value-type="float">
            <text:p>8</text:p>
          </table:table-cell>
          <table:table-cell table:formula="of:=[.$B34]/[.H11]" office:value-type="string" office:string-value="" calcext:value-type="error">
            <text:p>#DIV/0!</text:p>
          </table:table-cell>
          <table:table-cell table:style-name="ce34" table:formula="of:=[.$B$31]/[.I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2" table:number-columns-repeated="5"/>
          <table:table-cell table:style-name="ce3"/>
          <table:table-cell table:style-name="ce10" table:formula="of:=[.J4]" office:value-type="float" office:value="16" calcext:value-type="float">
            <text:p>16</text:p>
          </table:table-cell>
          <table:table-cell table:formula="of:=[.$B35]/[.J11]" office:value-type="string" office:string-value="" calcext:value-type="error">
            <text:p>#DIV/0!</text:p>
          </table:table-cell>
          <table:table-cell table:style-name="ce34" table:formula="of:=[.$B$31]/[.K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22" table:number-columns-repeated="7"/>
          <table:table-cell table:number-columns-repeated="2"/>
          <table:table-cell table:style-name="ce34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string" office:string-value="" calcext:value-type="error">
            <text:p>#DIV/0!</text:p>
          </table:table-cell>
          <table:table-cell table:style-name="ce16" table:formula="of:=AVERAGE([.C6:.C10])" office:value-type="string" office:string-value="" calcext:value-type="error">
            <text:p>#DIV/0!</text:p>
          </table:table-cell>
          <table:table-cell table:style-name="ce16" table:formula="of:=AVERAGE([.D6:.D10])" office:value-type="string" office:string-value="" calcext:value-type="error">
            <text:p>#DIV/0!</text:p>
          </table:table-cell>
          <table:table-cell table:style-name="ce16" table:formula="of:=AVERAGE([.E6:.E10])" office:value-type="string" office:string-value="" calcext:value-type="error">
            <text:p>#DIV/0!</text:p>
          </table:table-cell>
          <table:table-cell table:style-name="ce16" table:formula="of:=AVERAGE([.F6:.F10])" office:value-type="string" office:string-value="" calcext:value-type="error">
            <text:p>#DIV/0!</text:p>
          </table:table-cell>
          <table:table-cell table:style-name="ce16" table:formula="of:=AVERAGE([.G6:.G10])" office:value-type="string" office:string-value="" calcext:value-type="error">
            <text:p>#DIV/0!</text:p>
          </table:table-cell>
          <table:table-cell table:style-name="ce16" table:formula="of:=AVERAGE([.H6:.H10])" office:value-type="string" office:string-value="" calcext:value-type="error">
            <text:p>#DIV/0!</text:p>
          </table:table-cell>
          <table:table-cell table:style-name="ce16" table:formula="of:=AVERAGE([.I6:.I10])" office:value-type="string" office:string-value="" calcext:value-type="error">
            <text:p>#DIV/0!</text:p>
          </table:table-cell>
          <table:table-cell table:style-name="ce16" table:formula="of:=AVERAGE([.J6:.J10])" office:value-type="string" office:string-value="" calcext:value-type="error">
            <text:p>#DIV/0!</text:p>
          </table:table-cell>
          <table:table-cell table:style-name="ce16" table:formula="of:=AVERAGE([.K6:.K10])" office:value-type="string" office:string-value="" calcext:value-type="error">
            <text:p>#DIV/0!</text:p>
          </table:table-cell>
          <table:table-cell table:number-columns-repeated="2"/>
          <table:table-cell table:style-name="ce35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5" table:number-columns-repeated="5"/>
          <table:table-cell table:style-name="ce21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5" table:number-columns-repeated="5"/>
          <table:table-cell table:style-name="ce29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2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string" office:string-value="" calcext:value-type="error">
            <text:p>#DIV/0!</text:p>
          </table:table-cell>
          <table:table-cell table:style-name="ce34" table:formula="of:=[.$B$31]/[.C2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3"/>
          <table:table-cell table:number-columns-repeated="2"/>
          <table:table-cell table:style-name="ce3" table:number-columns-repeated="8"/>
          <table:table-cell table:style-name="ce10" table:formula="of:=[.D14]" office:value-type="float" office:value="2" calcext:value-type="float">
            <text:p>2</text:p>
          </table:table-cell>
          <table:table-cell table:formula="of:=[.$B32]/[.D21]" office:value-type="string" office:string-value="" calcext:value-type="error">
            <text:p>#DIV/0!</text:p>
          </table:table-cell>
          <table:table-cell table:style-name="ce34" table:formula="of:=[.$B$31]/[.E2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3"/>
          <table:table-cell table:number-columns-repeated="2"/>
          <table:table-cell table:style-name="ce3" table:number-columns-repeated="8"/>
          <table:table-cell table:style-name="ce10" table:formula="of:=[.F14]" office:value-type="float" office:value="4" calcext:value-type="float">
            <text:p>4</text:p>
          </table:table-cell>
          <table:table-cell table:formula="of:=[.$B33]/[.F21]" office:value-type="string" office:string-value="" calcext:value-type="error">
            <text:p>#DIV/0!</text:p>
          </table:table-cell>
          <table:table-cell table:style-name="ce34" table:formula="of:=[.$B$31]/[.G2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2"/>
          <table:table-cell table:style-name="ce3" table:number-columns-repeated="8"/>
          <table:table-cell table:style-name="ce10" table:formula="of:=[.H14]" office:value-type="float" office:value="8" calcext:value-type="float">
            <text:p>8</text:p>
          </table:table-cell>
          <table:table-cell table:formula="of:=[.$B34]/[.H21]" office:value-type="string" office:string-value="" calcext:value-type="error">
            <text:p>#DIV/0!</text:p>
          </table:table-cell>
          <table:table-cell table:style-name="ce34" table:formula="of:=[.$B$31]/[.I2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ce3" table:number-columns-repeated="2"/>
          <table:table-cell table:style-name="ce22" table:number-columns-repeated="6"/>
          <table:table-cell table:style-name="ce10" table:formula="of:=[.J14]" office:value-type="float" office:value="16" calcext:value-type="float">
            <text:p>16</text:p>
          </table:table-cell>
          <table:table-cell table:formula="of:=[.$B35]/[.J21]" office:value-type="string" office:string-value="" calcext:value-type="error">
            <text:p>#DIV/0!</text:p>
          </table:table-cell>
          <table:table-cell table:style-name="ce34" table:formula="of:=[.$B$31]/[.K2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22" table:number-columns-repeated="7"/>
          <table:table-cell table:number-columns-repeated="2"/>
          <table:table-cell table:style-name="ce34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string" office:string-value="" calcext:value-type="error">
            <text:p>#DIV/0!</text:p>
          </table:table-cell>
          <table:table-cell table:style-name="ce16" table:formula="of:=AVERAGE([.C16:.C20])" office:value-type="string" office:string-value="" calcext:value-type="error">
            <text:p>#DIV/0!</text:p>
          </table:table-cell>
          <table:table-cell table:style-name="ce16" table:formula="of:=AVERAGE([.D16:.D20])" office:value-type="string" office:string-value="" calcext:value-type="error">
            <text:p>#DIV/0!</text:p>
          </table:table-cell>
          <table:table-cell table:style-name="ce16" table:formula="of:=AVERAGE([.E16:.E20])" office:value-type="string" office:string-value="" calcext:value-type="error">
            <text:p>#DIV/0!</text:p>
          </table:table-cell>
          <table:table-cell table:style-name="ce16" table:formula="of:=AVERAGE([.F16:.F20])" office:value-type="string" office:string-value="" calcext:value-type="error">
            <text:p>#DIV/0!</text:p>
          </table:table-cell>
          <table:table-cell table:style-name="ce16" table:formula="of:=AVERAGE([.G16:.G20])" office:value-type="string" office:string-value="" calcext:value-type="error">
            <text:p>#DIV/0!</text:p>
          </table:table-cell>
          <table:table-cell table:style-name="ce16" table:formula="of:=AVERAGE([.H16:.H20])" office:value-type="string" office:string-value="" calcext:value-type="error">
            <text:p>#DIV/0!</text:p>
          </table:table-cell>
          <table:table-cell table:style-name="ce16" table:formula="of:=AVERAGE([.I16:.I20])" office:value-type="string" office:string-value="" calcext:value-type="error">
            <text:p>#DIV/0!</text:p>
          </table:table-cell>
          <table:table-cell table:style-name="ce16" table:formula="of:=AVERAGE([.J16:.J20])" office:value-type="string" office:string-value="" calcext:value-type="error">
            <text:p>#DIV/0!</text:p>
          </table:table-cell>
          <table:table-cell table:style-name="ce16" table:formula="of:=AVERAGE([.K16:.K20])" office:value-type="string" office:string-value="" calcext:value-type="error">
            <text:p>#DIV/0!</text:p>
          </table:table-cell>
          <table:table-cell table:style-name="ce31" table:number-columns-repeated="2"/>
          <table:table-cell table:style-name="ce35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7" office:value-type="string" calcext:value-type="string">
            <text:p>OMP_F</text:p>
          </table:table-cell>
          <table:table-cell table:style-name="ce17" office:value-type="string" calcext:value-type="string">
            <text:p>OMP_MF</text:p>
          </table:table-cell>
          <table:table-cell table:style-name="ce17" office:value-type="string" calcext:value-type="string">
            <text:p>OMP_MEMO_F</text:p>
          </table:table-cell>
          <table:table-cell table:style-name="ce23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string" office:string-value="" calcext:value-type="error">
            <text:p>#DIV/0!</text:p>
          </table:table-cell>
          <table:table-cell table:formula="of:=[.M15]" office:value-type="string" office:string-value="" calcext:value-type="error">
            <text:p>#DIV/0!</text:p>
          </table:table-cell>
          <table:table-cell table:formula="of:=[.N5]" office:value-type="string" office:string-value="" calcext:value-type="error">
            <text:p>#DIV/0!</text:p>
          </table:table-cell>
          <table:table-cell table:style-name="ce24" table:formula="of:=[.N15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string" office:string-value="" calcext:value-type="error">
            <text:p>#DIV/0!</text:p>
          </table:table-cell>
          <table:table-cell table:formula="of:=[.M16]" office:value-type="string" office:string-value="" calcext:value-type="error">
            <text:p>#DIV/0!</text:p>
          </table:table-cell>
          <table:table-cell table:formula="of:=[.N6]" office:value-type="string" office:string-value="" calcext:value-type="error">
            <text:p>#DIV/0!</text:p>
          </table:table-cell>
          <table:table-cell table:style-name="ce24" table:formula="of:=[.N16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string" office:string-value="" calcext:value-type="error">
            <text:p>#DIV/0!</text:p>
          </table:table-cell>
          <table:table-cell table:formula="of:=[.M17]" office:value-type="string" office:string-value="" calcext:value-type="error">
            <text:p>#DIV/0!</text:p>
          </table:table-cell>
          <table:table-cell table:formula="of:=[.N7]" office:value-type="string" office:string-value="" calcext:value-type="error">
            <text:p>#DIV/0!</text:p>
          </table:table-cell>
          <table:table-cell table:style-name="ce24" table:formula="of:=[.N17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string" office:string-value="" calcext:value-type="error">
            <text:p>#DIV/0!</text:p>
          </table:table-cell>
          <table:table-cell table:formula="of:=[.M18]" office:value-type="string" office:string-value="" calcext:value-type="error">
            <text:p>#DIV/0!</text:p>
          </table:table-cell>
          <table:table-cell table:formula="of:=[.N8]" office:value-type="string" office:string-value="" calcext:value-type="error">
            <text:p>#DIV/0!</text:p>
          </table:table-cell>
          <table:table-cell table:style-name="ce24" table:formula="of:=[.N18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8" table:formula="of:=[.M9]" office:value-type="string" office:string-value="" calcext:value-type="error">
            <text:p>#DIV/0!</text:p>
          </table:table-cell>
          <table:table-cell table:style-name="ce18" table:formula="of:=[.M19]" office:value-type="string" office:string-value="" calcext:value-type="error">
            <text:p>#DIV/0!</text:p>
          </table:table-cell>
          <table:table-cell table:style-name="ce18" table:formula="of:=[.N9]" office:value-type="string" office:string-value="" calcext:value-type="error">
            <text:p>#DIV/0!</text:p>
          </table:table-cell>
          <table:table-cell table:style-name="ce25" table:formula="of:=[.N19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9" office:value-type="string" calcext:value-type="string">
            <text:p>Growth</text:p>
          </table:table-cell>
          <table:table-cell table:style-name="ce19" office:value-type="string" calcext:value-type="string">
            <text:p>Ideal</text:p>
          </table:table-cell>
          <table:table-cell table:style-name="ce19" office:value-type="string" calcext:value-type="string">
            <text:p>Problem size</text:p>
          </table:table-cell>
          <table:table-cell table:style-name="ce19" office:value-type="string" calcext:value-type="string">
            <text:p>Final omp</text:p>
          </table:table-cell>
          <table:table-cell table:style-name="ce26" office:value-type="string" calcext:value-type="string">
            <text:p>Final omp memo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34.65776" calcext:value-type="float">
            <text:p>34.65776</text:p>
          </table:table-cell>
          <table:table-cell table:formula="of:=[.B31]/[.$B$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7"/>
          <table:table-cell table:number-columns-repeated="17"/>
        </table:table-row>
        <table:table-row table:style-name="ro1">
          <table:table-cell/>
          <table:table-cell table:style-name="ce13" office:value-type="float" office:value="104.036398" calcext:value-type="float">
            <text:p>104.036398</text:p>
          </table:table-cell>
          <table:table-cell table:formula="of:=[.B32]/[.$B$31]" office:value-type="float" office:value="3.00182117944149" calcext:value-type="float">
            <text:p>3.001821179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7"/>
          <table:table-cell table:number-columns-repeated="17"/>
        </table:table-row>
        <table:table-row table:style-name="ro1">
          <table:table-cell/>
          <table:table-cell table:style-name="ce13" office:value-type="float" office:value="312.336671" calcext:value-type="float">
            <text:p>312.336671</text:p>
          </table:table-cell>
          <table:table-cell table:formula="of:=[.B33]/[.$B$31]" office:value-type="float" office:value="9.01202706118341" calcext:value-type="float">
            <text:p>9.01202706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7"/>
          <table:table-cell table:number-columns-repeated="17"/>
        </table:table-row>
        <table:table-row table:style-name="ro1">
          <table:table-cell/>
          <table:table-cell table:style-name="ce13" office:value-type="float" office:value="932.81698" calcext:value-type="float">
            <text:p>932.81698</text:p>
          </table:table-cell>
          <table:table-cell table:formula="of:=[.B34]/[.$B$31]" office:value-type="float" office:value="26.9150972249793" calcext:value-type="float">
            <text:p>26.91509722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7"/>
          <table:table-cell table:number-columns-repeated="17"/>
        </table:table-row>
        <table:table-row table:style-name="ro1">
          <table:table-cell/>
          <table:table-cell table:style-name="ce14"/>
          <table:table-cell table:style-name="ce20"/>
          <table:table-cell table:style-name="ce20" office:value-type="float" office:value="16" calcext:value-type="float">
            <text:p>16</text:p>
          </table:table-cell>
          <table:table-cell table:style-name="ce20" table:number-columns-repeated="2"/>
          <table:table-cell table:style-name="ce28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Default" office:value-type="string" calcext:value-type="string">
            <text:p>NO SE PUEDE HACER WEAK SCALING PARA BST.</text:p>
          </table:table-cell>
          <table:table-cell table:number-columns-repeated="22"/>
        </table:table-row>
      </table:table>
      <table:table table:name="Coin_change" table:style-name="ta1">
        <table:shapes>
          <draw:frame draw:z-index="0" draw:style-name="gr1" draw:text-style-name="P1" svg:width="4.9783in" svg:height="2.552in" svg:x="7.5433in" svg:y="3.8484in">
            <draw:object draw:notify-on-update-of-ranges="Coin_change.B24:Coin_change.B28 Coin_change.C23:Coin_change.C23 Coin_change.C24:Coin_change.C28 Coin_change.D23:Coin_change.D23 Coin_change.D24:Coin_change.D28 Coin_change.E23:Coin_change.E23 Coin_change.E24:Coin_change.E28 Coin_change.F23:Coin_change.F23 Coin_change.F24:Coin_change.F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1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29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string" office:string-value="" calcext:value-type="error">
            <text:p>#DIV/0!</text:p>
          </table:table-cell>
          <table:table-cell table:style-name="ce34" table:formula="of:=[.$B$31]/[.C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7"/>
          <table:table-cell table:style-name="ce36"/>
          <table:table-cell table:style-name="ce10" table:formula="of:=[.D4]" office:value-type="float" office:value="2" calcext:value-type="float">
            <text:p>2</text:p>
          </table:table-cell>
          <table:table-cell table:formula="of:=[.$B32]/[.D11]" office:value-type="string" office:string-value="" calcext:value-type="error">
            <text:p>#DIV/0!</text:p>
          </table:table-cell>
          <table:table-cell table:style-name="ce34" table:formula="of:=[.$B$32]/[.E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8"/>
          <table:table-cell table:style-name="ce10" table:formula="of:=[.F4]" office:value-type="float" office:value="4" calcext:value-type="float">
            <text:p>4</text:p>
          </table:table-cell>
          <table:table-cell table:formula="of:=[.$B33]/[.F11]" office:value-type="string" office:string-value="" calcext:value-type="error">
            <text:p>#DIV/0!</text:p>
          </table:table-cell>
          <table:table-cell table:style-name="ce34" table:formula="of:=[.$B$33]/[.G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8"/>
          <table:table-cell table:style-name="ce10" table:formula="of:=[.H4]" office:value-type="float" office:value="8" calcext:value-type="float">
            <text:p>8</text:p>
          </table:table-cell>
          <table:table-cell table:formula="of:=[.$B34]/[.H11]" office:value-type="string" office:string-value="" calcext:value-type="error">
            <text:p>#DIV/0!</text:p>
          </table:table-cell>
          <table:table-cell table:style-name="ce34" table:formula="of:=[.$B$34]/[.I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2" table:number-columns-repeated="5"/>
          <table:table-cell table:style-name="ce3"/>
          <table:table-cell table:style-name="ce10" table:formula="of:=[.J4]" office:value-type="float" office:value="16" calcext:value-type="float">
            <text:p>16</text:p>
          </table:table-cell>
          <table:table-cell table:formula="of:=[.$B35]/[.J11]" office:value-type="string" office:string-value="" calcext:value-type="error">
            <text:p>#DIV/0!</text:p>
          </table:table-cell>
          <table:table-cell table:style-name="ce34" table:formula="of:=[.$B$35]/[.K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22" table:number-columns-repeated="7"/>
          <table:table-cell table:number-columns-repeated="2"/>
          <table:table-cell table:style-name="ce34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string" office:string-value="" calcext:value-type="error">
            <text:p>#DIV/0!</text:p>
          </table:table-cell>
          <table:table-cell table:style-name="ce16" table:formula="of:=AVERAGE([.C6:.C10])" office:value-type="string" office:string-value="" calcext:value-type="error">
            <text:p>#DIV/0!</text:p>
          </table:table-cell>
          <table:table-cell table:style-name="ce16" table:formula="of:=AVERAGE([.D6:.D10])" office:value-type="string" office:string-value="" calcext:value-type="error">
            <text:p>#DIV/0!</text:p>
          </table:table-cell>
          <table:table-cell table:style-name="ce16" table:formula="of:=AVERAGE([.E6:.E10])" office:value-type="string" office:string-value="" calcext:value-type="error">
            <text:p>#DIV/0!</text:p>
          </table:table-cell>
          <table:table-cell table:style-name="ce16" table:formula="of:=AVERAGE([.F6:.F10])" office:value-type="string" office:string-value="" calcext:value-type="error">
            <text:p>#DIV/0!</text:p>
          </table:table-cell>
          <table:table-cell table:style-name="ce16" table:formula="of:=AVERAGE([.G6:.G10])" office:value-type="string" office:string-value="" calcext:value-type="error">
            <text:p>#DIV/0!</text:p>
          </table:table-cell>
          <table:table-cell table:style-name="ce16" table:formula="of:=AVERAGE([.H6:.H10])" office:value-type="string" office:string-value="" calcext:value-type="error">
            <text:p>#DIV/0!</text:p>
          </table:table-cell>
          <table:table-cell table:style-name="ce16" table:formula="of:=AVERAGE([.I6:.I10])" office:value-type="string" office:string-value="" calcext:value-type="error">
            <text:p>#DIV/0!</text:p>
          </table:table-cell>
          <table:table-cell table:style-name="ce16" table:formula="of:=AVERAGE([.J6:.J10])" office:value-type="string" office:string-value="" calcext:value-type="error">
            <text:p>#DIV/0!</text:p>
          </table:table-cell>
          <table:table-cell table:style-name="ce16" table:formula="of:=AVERAGE([.K6:.K10])" office:value-type="string" office:string-value="" calcext:value-type="error">
            <text:p>#DIV/0!</text:p>
          </table:table-cell>
          <table:table-cell table:number-columns-repeated="2"/>
          <table:table-cell table:style-name="ce35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5" table:number-columns-repeated="5"/>
          <table:table-cell table:style-name="ce21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5" table:number-columns-repeated="5"/>
          <table:table-cell table:style-name="ce29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2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8278586727339" calcext:value-type="float">
            <text:p>1.0827858673</text:p>
          </table:table-cell>
          <table:table-cell table:style-name="ce34" table:formula="of:=[.$B31]/[.C21]" office:value-type="float" office:value="3.5204771760782" calcext:value-type="float">
            <text:p>3.5204771761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1.698878" calcext:value-type="float">
            <text:p>31.698878</text:p>
          </table:table-cell>
          <table:table-cell office:value-type="float" office:value="9.733575" calcext:value-type="float">
            <text:p>9.733575</text:p>
          </table:table-cell>
          <table:table-cell table:style-name="ce3" office:value-type="float" office:value="31.963441" calcext:value-type="float">
            <text:p>31.963441</text:p>
          </table:table-cell>
          <table:table-cell table:style-name="ce3" office:value-type="float" office:value="10.796717" calcext:value-type="float">
            <text:p>10.796717</text:p>
          </table:table-cell>
          <table:table-cell table:style-name="ce3" office:value-type="float" office:value="33.016128" calcext:value-type="float">
            <text:p>33.016128</text:p>
          </table:table-cell>
          <table:table-cell table:style-name="ce3" office:value-type="float" office:value="10.08469" calcext:value-type="float">
            <text:p>10.08469</text:p>
          </table:table-cell>
          <table:table-cell table:style-name="ce3" office:value-type="float" office:value="34.740835" calcext:value-type="float">
            <text:p>34.740835</text:p>
          </table:table-cell>
          <table:table-cell table:style-name="ce3" office:value-type="float" office:value="12.277174" calcext:value-type="float">
            <text:p>12.277174</text:p>
          </table:table-cell>
          <table:table-cell table:style-name="ce3" office:value-type="float" office:value="34.592457" calcext:value-type="float">
            <text:p>34.592457</text:p>
          </table:table-cell>
          <table:table-cell table:style-name="ce3" office:value-type="float" office:value="8.956066" calcext:value-type="float">
            <text:p>8.956066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32]/[.D21]" office:value-type="float" office:value="2.29541048497142" calcext:value-type="float">
            <text:p>2.295410485</text:p>
          </table:table-cell>
          <table:table-cell table:style-name="ce34" table:formula="of:=[.$B32]/[.E21]" office:value-type="float" office:value="6.65487794418154" calcext:value-type="float">
            <text:p>6.6548779442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1.674163" calcext:value-type="float">
            <text:p>31.674163</text:p>
          </table:table-cell>
          <table:table-cell office:value-type="float" office:value="9.746046" calcext:value-type="float">
            <text:p>9.746046</text:p>
          </table:table-cell>
          <table:table-cell table:style-name="ce3" office:value-type="float" office:value="31.885592" calcext:value-type="float">
            <text:p>31.885592</text:p>
          </table:table-cell>
          <table:table-cell table:style-name="ce3" office:value-type="float" office:value="10.90909" calcext:value-type="float">
            <text:p>10.90909</text:p>
          </table:table-cell>
          <table:table-cell table:style-name="ce3" office:value-type="float" office:value="32.934281" calcext:value-type="float">
            <text:p>32.934281</text:p>
          </table:table-cell>
          <table:table-cell table:style-name="ce3" office:value-type="float" office:value="10.039504" calcext:value-type="float">
            <text:p>10.039504</text:p>
          </table:table-cell>
          <table:table-cell table:style-name="ce3" office:value-type="float" office:value="34.726483" calcext:value-type="float">
            <text:p>34.726483</text:p>
          </table:table-cell>
          <table:table-cell table:style-name="ce3" office:value-type="float" office:value="11.036016" calcext:value-type="float">
            <text:p>11.036016</text:p>
          </table:table-cell>
          <table:table-cell table:style-name="ce3" office:value-type="float" office:value="34.600523" calcext:value-type="float">
            <text:p>34.600523</text:p>
          </table:table-cell>
          <table:table-cell table:style-name="ce3" office:value-type="float" office:value="9.357961" calcext:value-type="float">
            <text:p>9.357961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33]/[.F21]" office:value-type="float" office:value="4.3100205893294" calcext:value-type="float">
            <text:p>4.3100205893</text:p>
          </table:table-cell>
          <table:table-cell table:style-name="ce34" table:formula="of:=[.$B33]/[.G21]" office:value-type="float" office:value="14.3899623603372" calcext:value-type="float">
            <text:p>14.3899623603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1.665777" calcext:value-type="float">
            <text:p>31.665777</text:p>
          </table:table-cell>
          <table:table-cell office:value-type="float" office:value="9.749494" calcext:value-type="float">
            <text:p>9.749494</text:p>
          </table:table-cell>
          <table:table-cell table:style-name="ce3" office:value-type="float" office:value="31.97832" calcext:value-type="float">
            <text:p>31.97832</text:p>
          </table:table-cell>
          <table:table-cell table:style-name="ce3" office:value-type="float" office:value="10.869328" calcext:value-type="float">
            <text:p>10.869328</text:p>
          </table:table-cell>
          <table:table-cell table:style-name="ce3" office:value-type="float" office:value="32.976362" calcext:value-type="float">
            <text:p>32.976362</text:p>
          </table:table-cell>
          <table:table-cell table:style-name="ce3" office:value-type="float" office:value="9.278785" calcext:value-type="float">
            <text:p>9.278785</text:p>
          </table:table-cell>
          <table:table-cell table:style-name="ce3" office:value-type="float" office:value="34.732875" calcext:value-type="float">
            <text:p>34.732875</text:p>
          </table:table-cell>
          <table:table-cell table:style-name="ce3" office:value-type="float" office:value="9.953114" calcext:value-type="float">
            <text:p>9.953114</text:p>
          </table:table-cell>
          <table:table-cell table:style-name="ce3" office:value-type="float" office:value="34.584154" calcext:value-type="float">
            <text:p>34.584154</text:p>
          </table:table-cell>
          <table:table-cell table:style-name="ce3" office:value-type="float" office:value="11.684236" calcext:value-type="float">
            <text:p>11.684236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34]/[.H21]" office:value-type="float" office:value="7.17405517972369" calcext:value-type="float">
            <text:p>7.1740551797</text:p>
          </table:table-cell>
          <table:table-cell table:style-name="ce34" table:formula="of:=[.$B34]/[.I21]" office:value-type="float" office:value="23.7108814050447" calcext:value-type="float">
            <text:p>23.71088140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1.651983" calcext:value-type="float">
            <text:p>31.651983</text:p>
          </table:table-cell>
          <table:table-cell office:value-type="float" office:value="9.73463" calcext:value-type="float">
            <text:p>9.73463</text:p>
          </table:table-cell>
          <table:table-cell table:style-name="ce3" office:value-type="float" office:value="31.92497" calcext:value-type="float">
            <text:p>31.92497</text:p>
          </table:table-cell>
          <table:table-cell table:style-name="ce3" office:value-type="float" office:value="10.945377" calcext:value-type="float">
            <text:p>10.945377</text:p>
          </table:table-cell>
          <table:table-cell table:style-name="ce22" office:value-type="float" office:value="32.819324" calcext:value-type="float">
            <text:p>32.819324</text:p>
          </table:table-cell>
          <table:table-cell table:style-name="ce22" office:value-type="float" office:value="9.352838" calcext:value-type="float">
            <text:p>9.352838</text:p>
          </table:table-cell>
          <table:table-cell table:style-name="ce22" office:value-type="float" office:value="34.729435" calcext:value-type="float">
            <text:p>34.729435</text:p>
          </table:table-cell>
          <table:table-cell table:style-name="ce22" office:value-type="float" office:value="8.883469" calcext:value-type="float">
            <text:p>8.883469</text:p>
          </table:table-cell>
          <table:table-cell table:style-name="ce22" office:value-type="float" office:value="34.590954" calcext:value-type="float">
            <text:p>34.590954</text:p>
          </table:table-cell>
          <table:table-cell table:style-name="ce22" office:value-type="float" office:value="8.095567" calcext:value-type="float">
            <text:p>8.095567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35]/[.J21]" office:value-type="float" office:value="15.5495913613514" calcext:value-type="float">
            <text:p>15.5495913614</text:p>
          </table:table-cell>
          <table:table-cell table:style-name="ce34" table:formula="of:=[.$B$35]/[.K21]" office:value-type="float" office:value="55.3086289303106" calcext:value-type="float">
            <text:p>55.308628930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1.659959" calcext:value-type="float">
            <text:p>31.659959</text:p>
          </table:table-cell>
          <table:table-cell office:value-type="float" office:value="9.73987" calcext:value-type="float">
            <text:p>9.73987</text:p>
          </table:table-cell>
          <table:table-cell table:style-name="ce3" office:value-type="float" office:value="31.994512" calcext:value-type="float">
            <text:p>31.994512</text:p>
          </table:table-cell>
          <table:table-cell table:style-name="ce22" office:value-type="float" office:value="11.579606" calcext:value-type="float">
            <text:p>11.579606</text:p>
          </table:table-cell>
          <table:table-cell table:style-name="ce22" office:value-type="float" office:value="32.833816" calcext:value-type="float">
            <text:p>32.833816</text:p>
          </table:table-cell>
          <table:table-cell table:style-name="ce22" office:value-type="float" office:value="10.538461" calcext:value-type="float">
            <text:p>10.538461</text:p>
          </table:table-cell>
          <table:table-cell table:style-name="ce22" office:value-type="float" office:value="34.735649" calcext:value-type="float">
            <text:p>34.735649</text:p>
          </table:table-cell>
          <table:table-cell table:style-name="ce22" office:value-type="float" office:value="10.395059" calcext:value-type="float">
            <text:p>10.395059</text:p>
          </table:table-cell>
          <table:table-cell table:style-name="ce22" office:value-type="float" office:value="34.589243" calcext:value-type="float">
            <text:p>34.589243</text:p>
          </table:table-cell>
          <table:table-cell table:style-name="ce22" office:value-type="float" office:value="10.53178" calcext:value-type="float">
            <text:p>10.53178</text:p>
          </table:table-cell>
          <table:table-cell table:number-columns-repeated="2"/>
          <table:table-cell table:style-name="ce34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31.670152" calcext:value-type="float">
            <text:p>31.670152</text:p>
          </table:table-cell>
          <table:table-cell table:style-name="ce16" table:formula="of:=AVERAGE([.C16:.C20])" office:value-type="float" office:value="9.740723" calcext:value-type="float">
            <text:p>9.740723</text:p>
          </table:table-cell>
          <table:table-cell table:style-name="ce16" table:formula="of:=AVERAGE([.D16:.D20])" office:value-type="float" office:value="31.949367" calcext:value-type="float">
            <text:p>31.949367</text:p>
          </table:table-cell>
          <table:table-cell table:style-name="ce16" table:formula="of:=AVERAGE([.E16:.E20])" office:value-type="float" office:value="11.0200236" calcext:value-type="float">
            <text:p>11.0200236</text:p>
          </table:table-cell>
          <table:table-cell table:style-name="ce16" table:formula="of:=AVERAGE([.F16:.F20])" office:value-type="float" office:value="32.9159822" calcext:value-type="float">
            <text:p>32.9159822</text:p>
          </table:table-cell>
          <table:table-cell table:style-name="ce16" table:formula="of:=AVERAGE([.G16:.G20])" office:value-type="float" office:value="9.8588556" calcext:value-type="float">
            <text:p>9.8588556</text:p>
          </table:table-cell>
          <table:table-cell table:style-name="ce16" table:formula="of:=AVERAGE([.H16:.H20])" office:value-type="float" office:value="34.7330554" calcext:value-type="float">
            <text:p>34.7330554</text:p>
          </table:table-cell>
          <table:table-cell table:style-name="ce16" table:formula="of:=AVERAGE([.I16:.I20])" office:value-type="float" office:value="10.5089664" calcext:value-type="float">
            <text:p>10.5089664</text:p>
          </table:table-cell>
          <table:table-cell table:style-name="ce16" table:formula="of:=AVERAGE([.J16:.J20])" office:value-type="float" office:value="34.5914662" calcext:value-type="float">
            <text:p>34.5914662</text:p>
          </table:table-cell>
          <table:table-cell table:style-name="ce16" table:formula="of:=AVERAGE([.K16:.K20])" office:value-type="float" office:value="9.725122" calcext:value-type="float">
            <text:p>9.725122</text:p>
          </table:table-cell>
          <table:table-cell table:style-name="ce31" table:number-columns-repeated="2"/>
          <table:table-cell table:style-name="ce35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7" office:value-type="string" calcext:value-type="string">
            <text:p>OMP_F</text:p>
          </table:table-cell>
          <table:table-cell table:style-name="ce17" office:value-type="string" calcext:value-type="string">
            <text:p>OMP_MF</text:p>
          </table:table-cell>
          <table:table-cell table:style-name="ce17" office:value-type="string" calcext:value-type="string">
            <text:p>OMP_MEMO_F</text:p>
          </table:table-cell>
          <table:table-cell table:style-name="ce23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string" office:string-value="" calcext:value-type="error">
            <text:p>#DIV/0!</text:p>
          </table:table-cell>
          <table:table-cell table:formula="of:=[.M15]" office:value-type="float" office:value="1.08278586727339" calcext:value-type="float">
            <text:p>1.0827858673</text:p>
          </table:table-cell>
          <table:table-cell table:formula="of:=[.N5]" office:value-type="string" office:string-value="" calcext:value-type="error">
            <text:p>#DIV/0!</text:p>
          </table:table-cell>
          <table:table-cell table:style-name="ce24" table:formula="of:=[.N15]" office:value-type="float" office:value="3.5204771760782" calcext:value-type="float">
            <text:p>3.5204771761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string" office:string-value="" calcext:value-type="error">
            <text:p>#DIV/0!</text:p>
          </table:table-cell>
          <table:table-cell table:formula="of:=[.M16]" office:value-type="float" office:value="2.29541048497142" calcext:value-type="float">
            <text:p>2.295410485</text:p>
          </table:table-cell>
          <table:table-cell table:formula="of:=[.N6]" office:value-type="string" office:string-value="" calcext:value-type="error">
            <text:p>#DIV/0!</text:p>
          </table:table-cell>
          <table:table-cell table:style-name="ce24" table:formula="of:=[.N16]" office:value-type="float" office:value="6.65487794418154" calcext:value-type="float">
            <text:p>6.6548779442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string" office:string-value="" calcext:value-type="error">
            <text:p>#DIV/0!</text:p>
          </table:table-cell>
          <table:table-cell table:formula="of:=[.M17]" office:value-type="float" office:value="4.3100205893294" calcext:value-type="float">
            <text:p>4.3100205893</text:p>
          </table:table-cell>
          <table:table-cell table:formula="of:=[.N7]" office:value-type="string" office:string-value="" calcext:value-type="error">
            <text:p>#DIV/0!</text:p>
          </table:table-cell>
          <table:table-cell table:style-name="ce24" table:formula="of:=[.N17]" office:value-type="float" office:value="14.3899623603372" calcext:value-type="float">
            <text:p>14.3899623603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string" office:string-value="" calcext:value-type="error">
            <text:p>#DIV/0!</text:p>
          </table:table-cell>
          <table:table-cell table:formula="of:=[.M18]" office:value-type="float" office:value="7.17405517972369" calcext:value-type="float">
            <text:p>7.1740551797</text:p>
          </table:table-cell>
          <table:table-cell table:formula="of:=[.N8]" office:value-type="string" office:string-value="" calcext:value-type="error">
            <text:p>#DIV/0!</text:p>
          </table:table-cell>
          <table:table-cell table:style-name="ce24" table:formula="of:=[.N18]" office:value-type="float" office:value="23.7108814050447" calcext:value-type="float">
            <text:p>23.710881405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8" table:formula="of:=[.M9]" office:value-type="string" office:string-value="" calcext:value-type="error">
            <text:p>#DIV/0!</text:p>
          </table:table-cell>
          <table:table-cell table:style-name="ce18" table:formula="of:=[.M19]" office:value-type="float" office:value="15.5495913613514" calcext:value-type="float">
            <text:p>15.5495913614</text:p>
          </table:table-cell>
          <table:table-cell table:style-name="ce18" table:formula="of:=[.N9]" office:value-type="string" office:string-value="" calcext:value-type="error">
            <text:p>#DIV/0!</text:p>
          </table:table-cell>
          <table:table-cell table:style-name="ce25" table:formula="of:=[.N19]" office:value-type="float" office:value="55.3086289303106" calcext:value-type="float">
            <text:p>55.3086289303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9" office:value-type="string" calcext:value-type="string">
            <text:p>Growth</text:p>
          </table:table-cell>
          <table:table-cell table:style-name="ce19" office:value-type="string" calcext:value-type="string">
            <text:p>Ideal</text:p>
          </table:table-cell>
          <table:table-cell table:style-name="ce19" office:value-type="string" calcext:value-type="string">
            <text:p>Problem size</text:p>
          </table:table-cell>
          <table:table-cell table:style-name="ce19" office:value-type="string" calcext:value-type="string">
            <text:p>Final omp</text:p>
          </table:table-cell>
          <table:table-cell table:style-name="ce26" office:value-type="string" calcext:value-type="string">
            <text:p>Final omp memo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34.291993" calcext:value-type="float">
            <text:p>34.291993</text:p>
          </table:table-cell>
          <table:table-cell table:formula="of:=[.B31]/[.$B$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0, 155)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73.336912" calcext:value-type="float">
            <text:p>73.336912</text:p>
          </table:table-cell>
          <table:table-cell table:formula="of:=[.B32]/[.$B$31]" office:value-type="float" office:value="2.138601626333" calcext:value-type="float">
            <text:p>2.1386016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0, 168)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141.868561" calcext:value-type="float">
            <text:p>141.868561</text:p>
          </table:table-cell>
          <table:table-cell table:formula="of:=[.B33]/[.$B$31]" office:value-type="float" office:value="4.1370754099944" calcext:value-type="float">
            <text:p>4.13707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0, 182)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249.176856" calcext:value-type="float">
            <text:p>249.176856</text:p>
          </table:table-cell>
          <table:table-cell table:formula="of:=[.B34]/[.$B$31]" office:value-type="float" office:value="7.26632762347759" calcext:value-type="float">
            <text:p>7.26632762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0, 197)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14" office:value-type="float" office:value="537.883164" calcext:value-type="float">
            <text:p>537.883164</text:p>
          </table:table-cell>
          <table:table-cell table:style-name="ce20" table:formula="of:=[.B35]/[.$B$31]" office:value-type="float" office:value="15.6853864982417" calcext:value-type="float">
            <text:p>15.685386498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(10, 213)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22"/>
        </table:table-row>
      </table:table>
      <table:table table:name="Fibonacci" table:style-name="ta1">
        <table:shapes>
          <draw:frame draw:z-index="0" draw:style-name="gr1" draw:text-style-name="P1" svg:width="4.9783in" svg:height="2.552in" svg:x="7.5433in" svg:y="3.8484in">
            <draw:object draw:notify-on-update-of-ranges="Fibonacci.B24:Fibonacci.B28 Fibonacci.C23:Fibonacci.C23 Fibonacci.C24:Fibonacci.C28 Fibonacci.D23:Fibonacci.D23 Fibonacci.D24:Fibonacci.D28 Fibonacci.E23:Fibonacci.E23 Fibonacci.E24:Fibonacci.E28 Fibonacci.F23:Fibonacci.F23 Fibonacci.F24:Fibonacci.F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1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29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1.09963559585136" calcext:value-type="float">
            <text:p>1.0996355959</text:p>
          </table:table-cell>
          <table:table-cell table:style-name="ce34" table:formula="of:=[.$B$31]/[.C11]" office:value-type="float" office:value="497.894013986014" calcext:value-type="float">
            <text:p>497.8940139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6897" calcext:value-type="float">
            <text:p>32.36897</text:p>
          </table:table-cell>
          <table:table-cell office:value-type="float" office:value="0.072033" calcext:value-type="float">
            <text:p>0.072033</text:p>
          </table:table-cell>
          <table:table-cell table:style-name="ce3" office:value-type="float" office:value="26.360155" calcext:value-type="float">
            <text:p>26.360155</text:p>
          </table:table-cell>
          <table:table-cell table:style-name="ce3" office:value-type="float" office:value="0.104855" calcext:value-type="float">
            <text:p>0.104855</text:p>
          </table:table-cell>
          <table:table-cell table:style-name="ce3" office:value-type="float" office:value="35.52324" calcext:value-type="float">
            <text:p>35.52324</text:p>
          </table:table-cell>
          <table:table-cell table:style-name="ce3" office:value-type="float" office:value="0.126917" calcext:value-type="float">
            <text:p>0.126917</text:p>
          </table:table-cell>
          <table:table-cell table:style-name="ce3" office:value-type="float" office:value="30.494312" calcext:value-type="float">
            <text:p>30.494312</text:p>
          </table:table-cell>
          <table:table-cell table:style-name="ce3" office:value-type="float" office:value="0.12465" calcext:value-type="float">
            <text:p>0.12465</text:p>
          </table:table-cell>
          <table:table-cell table:style-name="ce3" office:value-type="float" office:value="39.992661" calcext:value-type="float">
            <text:p>39.992661</text:p>
          </table:table-cell>
          <table:table-cell table:style-name="ce36" office:value-type="float" office:value="0.180048" calcext:value-type="float">
            <text:p>0.180048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32]/[.D11]" office:value-type="float" office:value="2.07501176440236" calcext:value-type="float">
            <text:p>2.0750117644</text:p>
          </table:table-cell>
          <table:table-cell table:style-name="ce34" table:formula="of:=[.$B32]/[.E11]" office:value-type="float" office:value="497.247602651506" calcext:value-type="float">
            <text:p>497.24760265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83987" calcext:value-type="float">
            <text:p>32.383987</text:p>
          </table:table-cell>
          <table:table-cell office:value-type="float" office:value="0.070499" calcext:value-type="float">
            <text:p>0.070499</text:p>
          </table:table-cell>
          <table:table-cell table:style-name="ce3" office:value-type="float" office:value="26.337712" calcext:value-type="float">
            <text:p>26.337712</text:p>
          </table:table-cell>
          <table:table-cell table:style-name="ce3" office:value-type="float" office:value="0.112107" calcext:value-type="float">
            <text:p>0.112107</text:p>
          </table:table-cell>
          <table:table-cell table:style-name="ce3" office:value-type="float" office:value="35.490033" calcext:value-type="float">
            <text:p>35.490033</text:p>
          </table:table-cell>
          <table:table-cell table:style-name="ce3" office:value-type="float" office:value="0.128016" calcext:value-type="float">
            <text:p>0.128016</text:p>
          </table:table-cell>
          <table:table-cell table:style-name="ce3" office:value-type="float" office:value="30.488121" calcext:value-type="float">
            <text:p>30.488121</text:p>
          </table:table-cell>
          <table:table-cell table:style-name="ce3" office:value-type="float" office:value="0.124384" calcext:value-type="float">
            <text:p>0.124384</text:p>
          </table:table-cell>
          <table:table-cell table:style-name="ce3" office:value-type="float" office:value="39.999442" calcext:value-type="float">
            <text:p>39.999442</text:p>
          </table:table-cell>
          <table:table-cell table:style-name="ce3" office:value-type="float" office:value="0.165183" calcext:value-type="float">
            <text:p>0.165183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33]/[.F11]" office:value-type="float" office:value="4.23894514830736" calcext:value-type="float">
            <text:p>4.2389451483</text:p>
          </table:table-cell>
          <table:table-cell table:style-name="ce34" table:formula="of:=[.$B33]/[.G11]" office:value-type="float" office:value="1227.02386207593" calcext:value-type="float">
            <text:p>1227.02386207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68926" calcext:value-type="float">
            <text:p>32.368926</text:p>
          </table:table-cell>
          <table:table-cell office:value-type="float" office:value="0.071524" calcext:value-type="float">
            <text:p>0.071524</text:p>
          </table:table-cell>
          <table:table-cell table:style-name="ce3" office:value-type="float" office:value="26.412322" calcext:value-type="float">
            <text:p>26.412322</text:p>
          </table:table-cell>
          <table:table-cell table:style-name="ce3" office:value-type="float" office:value="0.11029" calcext:value-type="float">
            <text:p>0.11029</text:p>
          </table:table-cell>
          <table:table-cell table:style-name="ce3" office:value-type="float" office:value="35.516689" calcext:value-type="float">
            <text:p>35.516689</text:p>
          </table:table-cell>
          <table:table-cell table:style-name="ce3" office:value-type="float" office:value="0.108617" calcext:value-type="float">
            <text:p>0.108617</text:p>
          </table:table-cell>
          <table:table-cell table:style-name="ce3" office:value-type="float" office:value="30.497856" calcext:value-type="float">
            <text:p>30.497856</text:p>
          </table:table-cell>
          <table:table-cell table:style-name="ce3" office:value-type="float" office:value="0.122106" calcext:value-type="float">
            <text:p>0.122106</text:p>
          </table:table-cell>
          <table:table-cell table:style-name="ce3" office:value-type="float" office:value="40.001518" calcext:value-type="float">
            <text:p>40.001518</text:p>
          </table:table-cell>
          <table:table-cell table:style-name="ce3" office:value-type="float" office:value="0.151992" calcext:value-type="float">
            <text:p>0.151992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34]/[.H11]" office:value-type="float" office:value="7.99359423027547" calcext:value-type="float">
            <text:p>7.9935942303</text:p>
          </table:table-cell>
          <table:table-cell table:style-name="ce34" table:formula="of:=[.$B34]/[.I11]" office:value-type="float" office:value="1850.70700068186" calcext:value-type="float">
            <text:p>1850.70700068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62099" calcext:value-type="float">
            <text:p>32.362099</text:p>
          </table:table-cell>
          <table:table-cell office:value-type="float" office:value="0.071636" calcext:value-type="float">
            <text:p>0.071636</text:p>
          </table:table-cell>
          <table:table-cell table:style-name="ce3" office:value-type="float" office:value="26.471154" calcext:value-type="float">
            <text:p>26.471154</text:p>
          </table:table-cell>
          <table:table-cell table:style-name="ce3" office:value-type="float" office:value="0.116096" calcext:value-type="float">
            <text:p>0.116096</text:p>
          </table:table-cell>
          <table:table-cell table:style-name="ce22" office:value-type="float" office:value="35.618068" calcext:value-type="float">
            <text:p>35.618068</text:p>
          </table:table-cell>
          <table:table-cell table:style-name="ce22" office:value-type="float" office:value="0.124383" calcext:value-type="float">
            <text:p>0.124383</text:p>
          </table:table-cell>
          <table:table-cell table:style-name="ce22" office:value-type="float" office:value="30.50158" calcext:value-type="float">
            <text:p>30.50158</text:p>
          </table:table-cell>
          <table:table-cell table:style-name="ce22" office:value-type="float" office:value="0.120955" calcext:value-type="float">
            <text:p>0.120955</text:p>
          </table:table-cell>
          <table:table-cell table:style-name="ce22" office:value-type="float" office:value="39.987055" calcext:value-type="float">
            <text:p>39.987055</text:p>
          </table:table-cell>
          <table:table-cell table:style-name="ce3" office:value-type="float" office:value="0.152292" calcext:value-type="float">
            <text:p>0.152292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35]/[.J11]" office:value-type="float" office:value="14.9057278462925" calcext:value-type="float">
            <text:p>14.9057278463</text:p>
          </table:table-cell>
          <table:table-cell table:style-name="ce34" table:formula="of:=[.$B35]/[.K11]" office:value-type="float" office:value="3742.63262164883" calcext:value-type="float">
            <text:p>3742.632621648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385196" calcext:value-type="float">
            <text:p>32.385196</text:p>
          </table:table-cell>
          <table:table-cell office:value-type="float" office:value="0.071808" calcext:value-type="float">
            <text:p>0.071808</text:p>
          </table:table-cell>
          <table:table-cell table:style-name="ce3" office:value-type="float" office:value="26.51419" calcext:value-type="float">
            <text:p>26.51419</text:p>
          </table:table-cell>
          <table:table-cell table:style-name="ce22" office:value-type="float" office:value="0.107886" calcext:value-type="float">
            <text:p>0.107886</text:p>
          </table:table-cell>
          <table:table-cell table:style-name="ce22" office:value-type="float" office:value="35.555055" calcext:value-type="float">
            <text:p>35.555055</text:p>
          </table:table-cell>
          <table:table-cell table:style-name="ce22" office:value-type="float" office:value="0.12597" calcext:value-type="float">
            <text:p>0.12597</text:p>
          </table:table-cell>
          <table:table-cell table:style-name="ce22" office:value-type="float" office:value="30.474907" calcext:value-type="float">
            <text:p>30.474907</text:p>
          </table:table-cell>
          <table:table-cell table:style-name="ce22" office:value-type="float" office:value="0.166398" calcext:value-type="float">
            <text:p>0.166398</text:p>
          </table:table-cell>
          <table:table-cell table:style-name="ce22" office:value-type="float" office:value="40.013535" calcext:value-type="float">
            <text:p>40.013535</text:p>
          </table:table-cell>
          <table:table-cell table:style-name="ce22" office:value-type="float" office:value="0.146999" calcext:value-type="float">
            <text:p>0.146999</text:p>
          </table:table-cell>
          <table:table-cell table:number-columns-repeated="2"/>
          <table:table-cell table:style-name="ce34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32.3738356" calcext:value-type="float">
            <text:p>32.3738356</text:p>
          </table:table-cell>
          <table:table-cell table:style-name="ce16" table:formula="of:=AVERAGE([.C6:.C10])" office:value-type="float" office:value="0.0715" calcext:value-type="float">
            <text:p>0.0715</text:p>
          </table:table-cell>
          <table:table-cell table:style-name="ce16" table:formula="of:=AVERAGE([.D6:.D10])" office:value-type="float" office:value="26.4191066" calcext:value-type="float">
            <text:p>26.4191066</text:p>
          </table:table-cell>
          <table:table-cell table:style-name="ce16" table:formula="of:=AVERAGE([.E6:.E10])" office:value-type="float" office:value="0.1102468" calcext:value-type="float">
            <text:p>0.1102468</text:p>
          </table:table-cell>
          <table:table-cell table:style-name="ce16" table:formula="of:=AVERAGE([.F6:.F10])" office:value-type="float" office:value="35.540617" calcext:value-type="float">
            <text:p>35.540617</text:p>
          </table:table-cell>
          <table:table-cell table:style-name="ce16" table:formula="of:=AVERAGE([.G6:.G10])" office:value-type="float" office:value="0.1227806" calcext:value-type="float">
            <text:p>0.1227806</text:p>
          </table:table-cell>
          <table:table-cell table:style-name="ce16" table:formula="of:=AVERAGE([.H6:.H10])" office:value-type="float" office:value="30.4913552" calcext:value-type="float">
            <text:p>30.4913552</text:p>
          </table:table-cell>
          <table:table-cell table:style-name="ce16" table:formula="of:=AVERAGE([.I6:.I10])" office:value-type="float" office:value="0.1316986" calcext:value-type="float">
            <text:p>0.1316986</text:p>
          </table:table-cell>
          <table:table-cell table:style-name="ce16" table:formula="of:=AVERAGE([.J6:.J10])" office:value-type="float" office:value="39.9988422" calcext:value-type="float">
            <text:p>39.9988422</text:p>
          </table:table-cell>
          <table:table-cell table:style-name="ce16" table:formula="of:=AVERAGE([.K6:.K10])" office:value-type="float" office:value="0.1593028" calcext:value-type="float">
            <text:p>0.1593028</text:p>
          </table:table-cell>
          <table:table-cell table:number-columns-repeated="2"/>
          <table:table-cell table:style-name="ce35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5" table:number-columns-repeated="5"/>
          <table:table-cell table:style-name="ce21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5" table:number-columns-repeated="5"/>
          <table:table-cell table:style-name="ce29"/>
          <table:table-cell table:style-name="ce15"/>
          <table:table-cell table:style-name="ce30" table:number-columns-repeated="4"/>
          <table:table-cell table:style-name="ce32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2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10791690438509" calcext:value-type="float">
            <text:p>1.1079169044</text:p>
          </table:table-cell>
          <table:table-cell table:style-name="ce34" table:formula="of:=[.$B$31]/[.C21]" office:value-type="float" office:value="497.779837911304" calcext:value-type="float">
            <text:p>497.779837911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2.154993" calcext:value-type="float">
            <text:p>32.154993</text:p>
          </table:table-cell>
          <table:table-cell office:value-type="float" office:value="0.071763" calcext:value-type="float">
            <text:p>0.071763</text:p>
          </table:table-cell>
          <table:table-cell table:style-name="ce3" office:value-type="float" office:value="26.212842" calcext:value-type="float">
            <text:p>26.212842</text:p>
          </table:table-cell>
          <table:table-cell table:style-name="ce3" office:value-type="float" office:value="0.110046" calcext:value-type="float">
            <text:p>0.110046</text:p>
          </table:table-cell>
          <table:table-cell table:style-name="ce3" office:value-type="float" office:value="35.361163" calcext:value-type="float">
            <text:p>35.361163</text:p>
          </table:table-cell>
          <table:table-cell table:style-name="ce3" office:value-type="float" office:value="0.124177" calcext:value-type="float">
            <text:p>0.124177</text:p>
          </table:table-cell>
          <table:table-cell table:style-name="ce3" office:value-type="float" office:value="30.308851" calcext:value-type="float">
            <text:p>30.308851</text:p>
          </table:table-cell>
          <table:table-cell table:style-name="ce3" office:value-type="float" office:value="0.122938" calcext:value-type="float">
            <text:p>0.122938</text:p>
          </table:table-cell>
          <table:table-cell table:style-name="ce3" office:value-type="float" office:value="39.926181" calcext:value-type="float">
            <text:p>39.926181</text:p>
          </table:table-cell>
          <table:table-cell table:style-name="ce3" office:value-type="float" office:value="0.166684" calcext:value-type="float">
            <text:p>0.166684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32]/[.D21]" office:value-type="float" office:value="2.09903822238264" calcext:value-type="float">
            <text:p>2.0990382224</text:p>
          </table:table-cell>
          <table:table-cell table:style-name="ce34" table:formula="of:=[.$B32]/[.E21]" office:value-type="float" office:value="514.302894808933" calcext:value-type="float">
            <text:p>514.302894808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2.128768" calcext:value-type="float">
            <text:p>32.128768</text:p>
          </table:table-cell>
          <table:table-cell office:value-type="float" office:value="0.071383" calcext:value-type="float">
            <text:p>0.071383</text:p>
          </table:table-cell>
          <table:table-cell table:style-name="ce3" office:value-type="float" office:value="26.104113" calcext:value-type="float">
            <text:p>26.104113</text:p>
          </table:table-cell>
          <table:table-cell table:style-name="ce3" office:value-type="float" office:value="0.104244" calcext:value-type="float">
            <text:p>0.104244</text:p>
          </table:table-cell>
          <table:table-cell table:style-name="ce3" office:value-type="float" office:value="35.432064" calcext:value-type="float">
            <text:p>35.432064</text:p>
          </table:table-cell>
          <table:table-cell table:style-name="ce3" office:value-type="float" office:value="0.11741" calcext:value-type="float">
            <text:p>0.11741</text:p>
          </table:table-cell>
          <table:table-cell table:style-name="ce3" office:value-type="float" office:value="30.320706" calcext:value-type="float">
            <text:p>30.320706</text:p>
          </table:table-cell>
          <table:table-cell table:style-name="ce3" office:value-type="float" office:value="0.12113" calcext:value-type="float">
            <text:p>0.12113</text:p>
          </table:table-cell>
          <table:table-cell table:style-name="ce3" office:value-type="float" office:value="39.902013" calcext:value-type="float">
            <text:p>39.902013</text:p>
          </table:table-cell>
          <table:table-cell table:style-name="ce3" office:value-type="float" office:value="0.144731" calcext:value-type="float">
            <text:p>0.144731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33]/[.F21]" office:value-type="float" office:value="4.25836783308649" calcext:value-type="float">
            <text:p>4.2583678331</text:p>
          </table:table-cell>
          <table:table-cell table:style-name="ce34" table:formula="of:=[.$B33]/[.G21]" office:value-type="float" office:value="1289.9183690943" calcext:value-type="float">
            <text:p>1289.9183690943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2.124749" calcext:value-type="float">
            <text:p>32.124749</text:p>
          </table:table-cell>
          <table:table-cell office:value-type="float" office:value="0.070597" calcext:value-type="float">
            <text:p>0.070597</text:p>
          </table:table-cell>
          <table:table-cell table:style-name="ce3" office:value-type="float" office:value="26.062817" calcext:value-type="float">
            <text:p>26.062817</text:p>
          </table:table-cell>
          <table:table-cell table:style-name="ce3" office:value-type="float" office:value="0.106497" calcext:value-type="float">
            <text:p>0.106497</text:p>
          </table:table-cell>
          <table:table-cell table:style-name="ce3" office:value-type="float" office:value="35.384697" calcext:value-type="float">
            <text:p>35.384697</text:p>
          </table:table-cell>
          <table:table-cell table:style-name="ce3" office:value-type="float" office:value="0.106372" calcext:value-type="float">
            <text:p>0.106372</text:p>
          </table:table-cell>
          <table:table-cell table:style-name="ce3" office:value-type="float" office:value="30.323832" calcext:value-type="float">
            <text:p>30.323832</text:p>
          </table:table-cell>
          <table:table-cell table:style-name="ce3" office:value-type="float" office:value="0.148095" calcext:value-type="float">
            <text:p>0.148095</text:p>
          </table:table-cell>
          <table:table-cell table:style-name="ce3" office:value-type="float" office:value="39.931277" calcext:value-type="float">
            <text:p>39.931277</text:p>
          </table:table-cell>
          <table:table-cell table:style-name="ce3" office:value-type="float" office:value="0.148268" calcext:value-type="float">
            <text:p>0.148268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34]/[.H21]" office:value-type="float" office:value="8.03848107500193" calcext:value-type="float">
            <text:p>8.038481075</text:p>
          </table:table-cell>
          <table:table-cell table:style-name="ce34" table:formula="of:=[.$B34]/[.I21]" office:value-type="float" office:value="1928.705439312" calcext:value-type="float">
            <text:p>1928.70543931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128899" calcext:value-type="float">
            <text:p>32.128899</text:p>
          </table:table-cell>
          <table:table-cell office:value-type="float" office:value="0.070137" calcext:value-type="float">
            <text:p>0.070137</text:p>
          </table:table-cell>
          <table:table-cell table:style-name="ce3" office:value-type="float" office:value="26.072609" calcext:value-type="float">
            <text:p>26.072609</text:p>
          </table:table-cell>
          <table:table-cell table:style-name="ce3" office:value-type="float" office:value="0.107077" calcext:value-type="float">
            <text:p>0.107077</text:p>
          </table:table-cell>
          <table:table-cell table:style-name="ce22" office:value-type="float" office:value="35.370673" calcext:value-type="float">
            <text:p>35.370673</text:p>
          </table:table-cell>
          <table:table-cell table:style-name="ce22" office:value-type="float" office:value="0.120701" calcext:value-type="float">
            <text:p>0.120701</text:p>
          </table:table-cell>
          <table:table-cell table:style-name="ce22" office:value-type="float" office:value="30.328558" calcext:value-type="float">
            <text:p>30.328558</text:p>
          </table:table-cell>
          <table:table-cell table:style-name="ce22" office:value-type="float" office:value="0.120048" calcext:value-type="float">
            <text:p>0.120048</text:p>
          </table:table-cell>
          <table:table-cell table:style-name="ce22" office:value-type="float" office:value="39.943193" calcext:value-type="float">
            <text:p>39.943193</text:p>
          </table:table-cell>
          <table:table-cell table:style-name="ce22" office:value-type="float" office:value="0.181141" calcext:value-type="float">
            <text:p>0.181141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35]/[.J21]" office:value-type="float" office:value="14.9358196891914" calcext:value-type="float">
            <text:p>14.9358196892</text:p>
          </table:table-cell>
          <table:table-cell table:style-name="ce34" table:formula="of:=[.$B35]/[.K21]" office:value-type="float" office:value="3357.86173454158" calcext:value-type="float">
            <text:p>3357.8617345416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121851" calcext:value-type="float">
            <text:p>32.121851</text:p>
          </table:table-cell>
          <table:table-cell office:value-type="float" office:value="0.073702" calcext:value-type="float">
            <text:p>0.073702</text:p>
          </table:table-cell>
          <table:table-cell table:style-name="ce3" office:value-type="float" office:value="26.131132" calcext:value-type="float">
            <text:p>26.131132</text:p>
          </table:table-cell>
          <table:table-cell table:style-name="ce22" office:value-type="float" office:value="0.10509" calcext:value-type="float">
            <text:p>0.10509</text:p>
          </table:table-cell>
          <table:table-cell table:style-name="ce22" office:value-type="float" office:value="35.343973" calcext:value-type="float">
            <text:p>35.343973</text:p>
          </table:table-cell>
          <table:table-cell table:style-name="ce22" office:value-type="float" office:value="0.11531" calcext:value-type="float">
            <text:p>0.11531</text:p>
          </table:table-cell>
          <table:table-cell table:style-name="ce22" office:value-type="float" office:value="30.323511" calcext:value-type="float">
            <text:p>30.323511</text:p>
          </table:table-cell>
          <table:table-cell table:style-name="ce22" office:value-type="float" office:value="0.119652" calcext:value-type="float">
            <text:p>0.119652</text:p>
          </table:table-cell>
          <table:table-cell table:style-name="ce22" office:value-type="float" office:value="39.88861" calcext:value-type="float">
            <text:p>39.88861</text:p>
          </table:table-cell>
          <table:table-cell table:style-name="ce22" office:value-type="float" office:value="0.246961" calcext:value-type="float">
            <text:p>0.246961</text:p>
          </table:table-cell>
          <table:table-cell table:number-columns-repeated="2"/>
          <table:table-cell table:style-name="ce34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32.131852" calcext:value-type="float">
            <text:p>32.131852</text:p>
          </table:table-cell>
          <table:table-cell table:style-name="ce16" table:formula="of:=AVERAGE([.C16:.C20])" office:value-type="float" office:value="0.0715164" calcext:value-type="float">
            <text:p>0.0715164</text:p>
          </table:table-cell>
          <table:table-cell table:style-name="ce16" table:formula="of:=AVERAGE([.D16:.D20])" office:value-type="float" office:value="26.1167026" calcext:value-type="float">
            <text:p>26.1167026</text:p>
          </table:table-cell>
          <table:table-cell table:style-name="ce16" table:formula="of:=AVERAGE([.E16:.E20])" office:value-type="float" office:value="0.1065908" calcext:value-type="float">
            <text:p>0.1065908</text:p>
          </table:table-cell>
          <table:table-cell table:style-name="ce16" table:formula="of:=AVERAGE([.F16:.F20])" office:value-type="float" office:value="35.378514" calcext:value-type="float">
            <text:p>35.378514</text:p>
          </table:table-cell>
          <table:table-cell table:style-name="ce16" table:formula="of:=AVERAGE([.G16:.G20])" office:value-type="float" office:value="0.116794" calcext:value-type="float">
            <text:p>0.116794</text:p>
          </table:table-cell>
          <table:table-cell table:style-name="ce16" table:formula="of:=AVERAGE([.H16:.H20])" office:value-type="float" office:value="30.3210916" calcext:value-type="float">
            <text:p>30.3210916</text:p>
          </table:table-cell>
          <table:table-cell table:style-name="ce16" table:formula="of:=AVERAGE([.I16:.I20])" office:value-type="float" office:value="0.1263726" calcext:value-type="float">
            <text:p>0.1263726</text:p>
          </table:table-cell>
          <table:table-cell table:style-name="ce16" table:formula="of:=AVERAGE([.J16:.J20])" office:value-type="float" office:value="39.9182548" calcext:value-type="float">
            <text:p>39.9182548</text:p>
          </table:table-cell>
          <table:table-cell table:style-name="ce16" table:formula="of:=AVERAGE([.K16:.K20])" office:value-type="float" office:value="0.177557" calcext:value-type="float">
            <text:p>0.177557</text:p>
          </table:table-cell>
          <table:table-cell table:style-name="ce31" table:number-columns-repeated="2"/>
          <table:table-cell table:style-name="ce35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7" office:value-type="string" calcext:value-type="string">
            <text:p>OMP_F</text:p>
          </table:table-cell>
          <table:table-cell table:style-name="ce17" office:value-type="string" calcext:value-type="string">
            <text:p>OMP_MF</text:p>
          </table:table-cell>
          <table:table-cell table:style-name="ce17" office:value-type="string" calcext:value-type="string">
            <text:p>OMP_MEMO_F</text:p>
          </table:table-cell>
          <table:table-cell table:style-name="ce23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09963559585136" calcext:value-type="float">
            <text:p>1.0996355959</text:p>
          </table:table-cell>
          <table:table-cell table:formula="of:=[.M15]" office:value-type="float" office:value="1.10791690438509" calcext:value-type="float">
            <text:p>1.1079169044</text:p>
          </table:table-cell>
          <table:table-cell table:formula="of:=[.N5]" office:value-type="float" office:value="497.894013986014" calcext:value-type="float">
            <text:p>497.894013986</text:p>
          </table:table-cell>
          <table:table-cell table:style-name="ce24" table:formula="of:=[.N15]" office:value-type="float" office:value="497.779837911304" calcext:value-type="float">
            <text:p>497.7798379113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2.07501176440236" calcext:value-type="float">
            <text:p>2.0750117644</text:p>
          </table:table-cell>
          <table:table-cell table:formula="of:=[.M16]" office:value-type="float" office:value="2.09903822238264" calcext:value-type="float">
            <text:p>2.0990382224</text:p>
          </table:table-cell>
          <table:table-cell table:formula="of:=[.N6]" office:value-type="float" office:value="497.247602651506" calcext:value-type="float">
            <text:p>497.2476026515</text:p>
          </table:table-cell>
          <table:table-cell table:style-name="ce24" table:formula="of:=[.N16]" office:value-type="float" office:value="514.302894808933" calcext:value-type="float">
            <text:p>514.3028948089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4.23894514830736" calcext:value-type="float">
            <text:p>4.2389451483</text:p>
          </table:table-cell>
          <table:table-cell table:formula="of:=[.M17]" office:value-type="float" office:value="4.25836783308649" calcext:value-type="float">
            <text:p>4.2583678331</text:p>
          </table:table-cell>
          <table:table-cell table:formula="of:=[.N7]" office:value-type="float" office:value="1227.02386207593" calcext:value-type="float">
            <text:p>1227.0238620759</text:p>
          </table:table-cell>
          <table:table-cell table:style-name="ce24" table:formula="of:=[.N17]" office:value-type="float" office:value="1289.9183690943" calcext:value-type="float">
            <text:p>1289.9183690943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7.99359423027547" calcext:value-type="float">
            <text:p>7.9935942303</text:p>
          </table:table-cell>
          <table:table-cell table:formula="of:=[.M18]" office:value-type="float" office:value="8.03848107500193" calcext:value-type="float">
            <text:p>8.038481075</text:p>
          </table:table-cell>
          <table:table-cell table:formula="of:=[.N8]" office:value-type="float" office:value="1850.70700068186" calcext:value-type="float">
            <text:p>1850.7070006819</text:p>
          </table:table-cell>
          <table:table-cell table:style-name="ce24" table:formula="of:=[.N18]" office:value-type="float" office:value="1928.705439312" calcext:value-type="float">
            <text:p>1928.705439312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8" table:formula="of:=[.M9]" office:value-type="float" office:value="14.9057278462925" calcext:value-type="float">
            <text:p>14.9057278463</text:p>
          </table:table-cell>
          <table:table-cell table:style-name="ce18" table:formula="of:=[.M19]" office:value-type="float" office:value="14.9358196891914" calcext:value-type="float">
            <text:p>14.9358196892</text:p>
          </table:table-cell>
          <table:table-cell table:style-name="ce18" table:formula="of:=[.N9]" office:value-type="float" office:value="3742.63262164883" calcext:value-type="float">
            <text:p>3742.6326216488</text:p>
          </table:table-cell>
          <table:table-cell table:style-name="ce25" table:formula="of:=[.N19]" office:value-type="float" office:value="3357.86173454158" calcext:value-type="float">
            <text:p>3357.8617345416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9" office:value-type="string" calcext:value-type="string">
            <text:p>Growth</text:p>
          </table:table-cell>
          <table:table-cell table:style-name="ce19" office:value-type="string" calcext:value-type="string">
            <text:p>Ideal</text:p>
          </table:table-cell>
          <table:table-cell table:style-name="ce19" office:value-type="string" calcext:value-type="string">
            <text:p>Problem size</text:p>
          </table:table-cell>
          <table:table-cell table:style-name="ce19" office:value-type="string" calcext:value-type="string">
            <text:p>Final omp</text:p>
          </table:table-cell>
          <table:table-cell table:style-name="ce26" office:value-type="string" calcext:value-type="string">
            <text:p>Final omp memo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35.599422" calcext:value-type="float">
            <text:p>35.599422</text:p>
          </table:table-cell>
          <table:table-cell table:formula="of:=[.B31]/[.$B$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54.819957" calcext:value-type="float">
            <text:p>54.819957</text:p>
          </table:table-cell>
          <table:table-cell table:formula="of:=[.B32]/[.$B$31]" office:value-type="float" office:value="1.53991143451711" calcext:value-type="float">
            <text:p>1.53991143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150.654726" calcext:value-type="float">
            <text:p>150.654726</text:p>
          </table:table-cell>
          <table:table-cell table:formula="of:=[.B33]/[.$B$31]" office:value-type="float" office:value="4.23194303547962" calcext:value-type="float">
            <text:p>4.231943035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/>
          <table:table-cell table:style-name="ce13" office:value-type="float" office:value="243.735521" calcext:value-type="float">
            <text:p>243.735521</text:p>
          </table:table-cell>
          <table:table-cell table:formula="of:=[.B34]/[.$B$31]" office:value-type="float" office:value="6.84661456020269" calcext:value-type="float">
            <text:p>6.846614560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/>
          <table:table-cell table:style-name="ce14" office:value-type="float" office:value="596.211856" calcext:value-type="float">
            <text:p>596.211856</text:p>
          </table:table-cell>
          <table:table-cell table:style-name="ce20" table:formula="of:=[.B35]/[.$B$31]" office:value-type="float" office:value="16.7477959614063" calcext:value-type="float">
            <text:p>16.74779596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08:20:37.723507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47:31.206793457</meta:creation-date>
    <dc:date>2014-11-10T15:10:10.026939955</dc:date>
    <meta:editing-duration>PT17H28M58S</meta:editing-duration>
    <meta:editing-cycles>10</meta:editing-cycles>
    <meta:generator>LibreOffice/4.2.7.2$Linux_X86_64 LibreOffice_project/420m0$Build-2</meta:generator>
    <meta:document-statistic meta:table-count="3" meta:cell-count="6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56cm" svg:y="0.265cm" chart:style-name="ch2">
          <text:p>WEAK SCALING</text:p>
        </chart:title>
        <chart:legend chart:legend-position="end" svg:x="8.55cm" svg:y="2.195cm" style:legend-expansion="high" chart:style-name="ch3"/>
        <chart:plot-area chart:style-name="ch4" table:cell-range-address="Binary_search_tree.B23:Binary_search_tree.F28" chart:data-source-has-labels="both" svg:x="1.263cm" svg:y="1.199cm" svg:width="7.035cm" svg:height="4.174cm">
          <chartooo:coordinate-region svg:x="1.884cm" svg:y="1.398cm" svg:width="6.227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Binary_search_tree.B24:Binary_search_tree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Binary_search_tree.C24:Binary_search_tree.C28" chart:label-cell-address="Binary_search_tree.C23:Binary_search_tree.C23" chart:class="chart:line">
            <chart:data-point chart:repeated="5"/>
          </chart:series>
          <chart:series chart:style-name="ch10" chart:values-cell-range-address="Binary_search_tree.D24:Binary_search_tree.D28" chart:label-cell-address="Binary_search_tree.D23:Binary_search_tree.D23" chart:class="chart:line">
            <chart:data-point chart:repeated="5"/>
          </chart:series>
          <chart:series chart:style-name="ch11" chart:values-cell-range-address="Binary_search_tree.E24:Binary_search_tree.E28" chart:label-cell-address="Binary_search_tree.E23:Binary_search_tree.E23" chart:class="chart:line">
            <chart:data-point chart:repeated="5"/>
          </chart:series>
          <chart:series chart:style-name="ch12" chart:values-cell-range-address="Binary_search_tree.F24:Binary_search_tree.F28" chart:label-cell-address="Binary_search_tree.F23:Binary_search_tree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Binary_search_tree.C23:Binary_search_tree.C23</svg:desc>
                </draw:g>
              </table:table-cell>
              <table:table-cell office:value-type="string">
                <text:p>OMP_MF</text:p>
                <draw:g>
                  <svg:desc>Binary_search_tree.D23:Binary_search_tree.D23</svg:desc>
                </draw:g>
              </table:table-cell>
              <table:table-cell office:value-type="string">
                <text:p>OMP_MEMO_F</text:p>
                <draw:g>
                  <svg:desc>Binary_search_tree.E23:Binary_search_tree.E23</svg:desc>
                </draw:g>
              </table:table-cell>
              <table:table-cell office:value-type="string">
                <text:p>OMP_MEMO_MF</text:p>
                <draw:g>
                  <svg:desc>Binary_search_tree.F23:Binary_search_tree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Binary_search_tree.B24:Binary_search_tree.B28</svg:desc>
                </draw:g>
              </table:table-cell>
              <table:table-cell office:value-type="float" office:value="NaN">
                <text:p>NaN</text:p>
                <draw:g>
                  <svg:desc>Binary_search_tree.C24:Binary_search_tree.C28</svg:desc>
                </draw:g>
              </table:table-cell>
              <table:table-cell office:value-type="float" office:value="NaN">
                <text:p>NaN</text:p>
                <draw:g>
                  <svg:desc>Binary_search_tree.D24:Binary_search_tree.D28</svg:desc>
                </draw:g>
              </table:table-cell>
              <table:table-cell office:value-type="float" office:value="NaN">
                <text:p>NaN</text:p>
                <draw:g>
                  <svg:desc>Binary_search_tree.E24:Binary_search_tree.E28</svg:desc>
                </draw:g>
              </table:table-cell>
              <table:table-cell office:value-type="float" office:value="NaN">
                <text:p>NaN</text:p>
                <draw:g>
                  <svg:desc>Binary_search_tree.F24:Binary_search_tree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56cm" svg:y="0.265cm" chart:style-name="ch2">
          <text:p>WEAK SCALING</text:p>
        </chart:title>
        <chart:legend chart:legend-position="end" svg:x="8.55cm" svg:y="2.195cm" style:legend-expansion="high" chart:style-name="ch3"/>
        <chart:plot-area chart:style-name="ch4" table:cell-range-address="Coin_change.B23:Coin_change.F28" chart:data-source-has-labels="both" svg:x="1.263cm" svg:y="1.199cm" svg:width="7.035cm" svg:height="4.174cm">
          <chartooo:coordinate-region svg:x="1.884cm" svg:y="1.398cm" svg:width="6.227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Coin_change.B24:Coin_change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Coin_change.C24:Coin_change.C28" chart:label-cell-address="Coin_change.C23:Coin_change.C23" chart:class="chart:line">
            <chart:data-point chart:repeated="5"/>
          </chart:series>
          <chart:series chart:style-name="ch10" chart:values-cell-range-address="Coin_change.D24:Coin_change.D28" chart:label-cell-address="Coin_change.D23:Coin_change.D23" chart:class="chart:line">
            <chart:data-point chart:repeated="5"/>
          </chart:series>
          <chart:series chart:style-name="ch11" chart:values-cell-range-address="Coin_change.E24:Coin_change.E28" chart:label-cell-address="Coin_change.E23:Coin_change.E23" chart:class="chart:line">
            <chart:data-point chart:repeated="5"/>
          </chart:series>
          <chart:series chart:style-name="ch12" chart:values-cell-range-address="Coin_change.F24:Coin_change.F28" chart:label-cell-address="Coin_change.F23:Coin_change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Coin_change.C23:Coin_change.C23</svg:desc>
                </draw:g>
              </table:table-cell>
              <table:table-cell office:value-type="string">
                <text:p>OMP_MF</text:p>
                <draw:g>
                  <svg:desc>Coin_change.D23:Coin_change.D23</svg:desc>
                </draw:g>
              </table:table-cell>
              <table:table-cell office:value-type="string">
                <text:p>OMP_MEMO_F</text:p>
                <draw:g>
                  <svg:desc>Coin_change.E23:Coin_change.E23</svg:desc>
                </draw:g>
              </table:table-cell>
              <table:table-cell office:value-type="string">
                <text:p>OMP_MEMO_MF</text:p>
                <draw:g>
                  <svg:desc>Coin_change.F23:Coin_change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Coin_change.B24:Coin_change.B28</svg:desc>
                </draw:g>
              </table:table-cell>
              <table:table-cell office:value-type="float" office:value="NaN">
                <text:p>NaN</text:p>
                <draw:g>
                  <svg:desc>Coin_change.C24:Coin_change.C28</svg:desc>
                </draw:g>
              </table:table-cell>
              <table:table-cell office:value-type="float" office:value="1.08278586727339">
                <text:p>1.08278586727339</text:p>
                <draw:g>
                  <svg:desc>Coin_change.D24:Coin_change.D28</svg:desc>
                </draw:g>
              </table:table-cell>
              <table:table-cell office:value-type="float" office:value="NaN">
                <text:p>NaN</text:p>
                <draw:g>
                  <svg:desc>Coin_change.E24:Coin_change.E28</svg:desc>
                </draw:g>
              </table:table-cell>
              <table:table-cell office:value-type="float" office:value="3.5204771760782">
                <text:p>3.5204771760782</text:p>
                <draw:g>
                  <svg:desc>Coin_change.F24:Coin_change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29541048497142">
                <text:p>2.29541048497142</text:p>
              </table:table-cell>
              <table:table-cell office:value-type="float" office:value="NaN">
                <text:p>NaN</text:p>
              </table:table-cell>
              <table:table-cell office:value-type="float" office:value="6.65487794418154">
                <text:p>6.654877944181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.3100205893294">
                <text:p>4.3100205893294</text:p>
              </table:table-cell>
              <table:table-cell office:value-type="float" office:value="NaN">
                <text:p>NaN</text:p>
              </table:table-cell>
              <table:table-cell office:value-type="float" office:value="14.3899623603372">
                <text:p>14.38996236033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17405517972369">
                <text:p>7.17405517972369</text:p>
              </table:table-cell>
              <table:table-cell office:value-type="float" office:value="NaN">
                <text:p>NaN</text:p>
              </table:table-cell>
              <table:table-cell office:value-type="float" office:value="23.7108814050447">
                <text:p>23.71088140504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.5495913613514">
                <text:p>15.5495913613514</text:p>
              </table:table-cell>
              <table:table-cell office:value-type="float" office:value="NaN">
                <text:p>NaN</text:p>
              </table:table-cell>
              <table:table-cell office:value-type="float" office:value="55.3086289303106">
                <text:p>55.3086289303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56cm" svg:y="0.265cm" chart:style-name="ch2">
          <text:p>WEAK SCALING</text:p>
        </chart:title>
        <chart:legend chart:legend-position="end" svg:x="8.55cm" svg:y="2.195cm" style:legend-expansion="high" chart:style-name="ch3"/>
        <chart:plot-area chart:style-name="ch4" table:cell-range-address="Fibonacci.B23:Fibonacci.F28" chart:data-source-has-labels="both" svg:x="1.263cm" svg:y="1.199cm" svg:width="7.035cm" svg:height="4.174cm">
          <chartooo:coordinate-region svg:x="2.255cm" svg:y="1.398cm" svg:width="5.856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Fibonacci.B24:Fibonacci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Fibonacci.C24:Fibonacci.C28" chart:label-cell-address="Fibonacci.C23:Fibonacci.C23" chart:class="chart:line">
            <chart:data-point chart:repeated="5"/>
          </chart:series>
          <chart:series chart:style-name="ch10" chart:values-cell-range-address="Fibonacci.D24:Fibonacci.D28" chart:label-cell-address="Fibonacci.D23:Fibonacci.D23" chart:class="chart:line">
            <chart:data-point chart:repeated="5"/>
          </chart:series>
          <chart:series chart:style-name="ch11" chart:values-cell-range-address="Fibonacci.E24:Fibonacci.E28" chart:label-cell-address="Fibonacci.E23:Fibonacci.E23" chart:class="chart:line">
            <chart:data-point chart:repeated="5"/>
          </chart:series>
          <chart:series chart:style-name="ch12" chart:values-cell-range-address="Fibonacci.F24:Fibonacci.F28" chart:label-cell-address="Fibonacci.F23:Fibonacci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Fibonacci.C23:Fibonacci.C23</svg:desc>
                </draw:g>
              </table:table-cell>
              <table:table-cell office:value-type="string">
                <text:p>OMP_MF</text:p>
                <draw:g>
                  <svg:desc>Fibonacci.D23:Fibonacci.D23</svg:desc>
                </draw:g>
              </table:table-cell>
              <table:table-cell office:value-type="string">
                <text:p>OMP_MEMO_F</text:p>
                <draw:g>
                  <svg:desc>Fibonacci.E23:Fibonacci.E23</svg:desc>
                </draw:g>
              </table:table-cell>
              <table:table-cell office:value-type="string">
                <text:p>OMP_MEMO_MF</text:p>
                <draw:g>
                  <svg:desc>Fibonacci.F23:Fibonacci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ibonacci.B24:Fibonacci.B28</svg:desc>
                </draw:g>
              </table:table-cell>
              <table:table-cell office:value-type="float" office:value="1.09963559585136">
                <text:p>1.09963559585136</text:p>
                <draw:g>
                  <svg:desc>Fibonacci.C24:Fibonacci.C28</svg:desc>
                </draw:g>
              </table:table-cell>
              <table:table-cell office:value-type="float" office:value="1.10791690438509">
                <text:p>1.10791690438509</text:p>
                <draw:g>
                  <svg:desc>Fibonacci.D24:Fibonacci.D28</svg:desc>
                </draw:g>
              </table:table-cell>
              <table:table-cell office:value-type="float" office:value="497.894013986014">
                <text:p>497.894013986014</text:p>
                <draw:g>
                  <svg:desc>Fibonacci.E24:Fibonacci.E28</svg:desc>
                </draw:g>
              </table:table-cell>
              <table:table-cell office:value-type="float" office:value="497.779837911304">
                <text:p>497.779837911304</text:p>
                <draw:g>
                  <svg:desc>Fibonacci.F24:Fibonacci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7501176440236">
                <text:p>2.07501176440236</text:p>
              </table:table-cell>
              <table:table-cell office:value-type="float" office:value="2.09903822238264">
                <text:p>2.09903822238264</text:p>
              </table:table-cell>
              <table:table-cell office:value-type="float" office:value="497.247602651506">
                <text:p>497.247602651506</text:p>
              </table:table-cell>
              <table:table-cell office:value-type="float" office:value="514.302894808933">
                <text:p>514.3028948089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23894514830736">
                <text:p>4.23894514830736</text:p>
              </table:table-cell>
              <table:table-cell office:value-type="float" office:value="4.25836783308649">
                <text:p>4.25836783308649</text:p>
              </table:table-cell>
              <table:table-cell office:value-type="float" office:value="1227.02386207593">
                <text:p>1227.02386207593</text:p>
              </table:table-cell>
              <table:table-cell office:value-type="float" office:value="1289.9183690943">
                <text:p>1289.91836909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9359423027547">
                <text:p>7.99359423027547</text:p>
              </table:table-cell>
              <table:table-cell office:value-type="float" office:value="8.03848107500193">
                <text:p>8.03848107500193</text:p>
              </table:table-cell>
              <table:table-cell office:value-type="float" office:value="1850.70700068186">
                <text:p>1850.70700068186</text:p>
              </table:table-cell>
              <table:table-cell office:value-type="float" office:value="1928.705439312">
                <text:p>1928.7054393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9057278462925">
                <text:p>14.9057278462925</text:p>
              </table:table-cell>
              <table:table-cell office:value-type="float" office:value="14.9358196891914">
                <text:p>14.9358196891914</text:p>
              </table:table-cell>
              <table:table-cell office:value-type="float" office:value="3742.63262164883">
                <text:p>3742.63262164883</text:p>
              </table:table-cell>
              <table:table-cell office:value-type="float" office:value="3357.86173454158">
                <text:p>3357.861734541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